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Courier New1" svg:font-family="'Courier New'" style:font-family-generic="roman" style:font-pitch="variable"/>
    <style:font-face style:name="David" svg:font-family="David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style:use-window-font-color="true" loext:opacity="0%" officeooo:rsid="04af6545" officeooo:paragraph-rsid="04af6545"/>
    </style:style>
    <style:style style:name="P4" style:family="paragraph" style:parent-style-name="Heading_20_2">
      <style:paragraph-properties fo:margin-top="0in" fo:margin-bottom="0.0181in" style:contextual-spacing="false"/>
      <style:text-properties style:use-window-font-color="true" loext:opacity="0%" style:font-name="Courier New1" fo:font-size="10pt" officeooo:paragraph-rsid="0604d8db" style:font-size-asian="10pt" style:font-size-complex="10pt"/>
    </style:style>
    <style:style style:name="P5" style:family="paragraph" style:parent-style-name="Heading_20_2">
      <style:paragraph-properties fo:margin-top="0in" fo:margin-bottom="0.0181in" style:contextual-spacing="false" fo:line-height="100%"/>
      <style:text-properties style:use-window-font-color="true" loext:opacity="0%" style:font-name="David CLM" fo:language="en" fo:country="US" style:text-underline-style="none" fo:font-weight="normal" officeooo:rsid="0613f8ba" officeooo:paragraph-rsid="0613f8ba" style:font-weight-asian="normal" style:font-name-complex="David CLM" style:font-weight-complex="normal"/>
    </style:style>
    <style:style style:name="P6" style:family="paragraph" style:parent-style-name="Heading_20_2">
      <style:text-properties style:use-window-font-color="true" loext:opacity="0%" officeooo:paragraph-rsid="060e01c3"/>
    </style:style>
    <style:style style:name="P7" style:family="paragraph" style:parent-style-name="Heading_20_2">
      <style:paragraph-properties fo:line-height="100%"/>
      <style:text-properties style:use-window-font-color="true" loext:opacity="0%" officeooo:paragraph-rsid="05e25695"/>
    </style:style>
    <style:style style:name="P8" style:family="paragraph" style:parent-style-name="Heading_20_2">
      <style:text-properties style:use-window-font-color="true" loext:opacity="0%" officeooo:paragraph-rsid="06213d5c"/>
    </style:style>
    <style:style style:name="P9" style:family="paragraph" style:parent-style-name="Heading_20_2">
      <style:text-properties style:use-window-font-color="true" loext:opacity="0%" officeooo:paragraph-rsid="0629bbde"/>
    </style:style>
    <style:style style:name="P10" style:family="paragraph" style:parent-style-name="Heading_20_2">
      <style:text-properties style:use-window-font-color="true" loext:opacity="0%" officeooo:paragraph-rsid="062d32ee"/>
    </style:style>
    <style:style style:name="P11" style:family="paragraph" style:parent-style-name="Heading_20_2">
      <style:text-properties style:use-window-font-color="true" loext:opacity="0%" officeooo:paragraph-rsid="062b62d6"/>
    </style:style>
    <style:style style:name="P12" style:family="paragraph" style:parent-style-name="Standard">
      <style:text-properties style:use-window-font-color="true" loext:opacity="0%" officeooo:paragraph-rsid="061a93c1"/>
    </style:style>
    <style:style style:name="P13" style:family="paragraph" style:parent-style-name="Standard">
      <style:text-properties style:use-window-font-color="true" loext:opacity="0%" style:font-name="David CLM" fo:language="en" fo:country="US" style:text-underline-style="none" fo:font-weight="normal" officeooo:rsid="05f8e71a" officeooo:paragraph-rsid="061a93c1" style:font-weight-asian="normal" style:font-name-complex="David CLM" style:font-weight-complex="normal"/>
    </style:style>
    <style:style style:name="P14" style:family="paragraph" style:parent-style-name="Standard">
      <style:text-properties style:use-window-font-color="true" loext:opacity="0%" officeooo:paragraph-rsid="061bffad"/>
    </style:style>
    <style:style style:name="P15" style:family="paragraph" style:parent-style-name="Standard">
      <style:text-properties style:use-window-font-color="true" loext:opacity="0%" style:text-position="0% 100%" fo:font-size="8pt" officeooo:rsid="0526c858" officeooo:paragraph-rsid="061bffad" style:font-size-asian="8pt" style:font-size-complex="8pt"/>
    </style:style>
    <style:style style:name="P16" style:family="paragraph" style:parent-style-name="Standard">
      <style:text-properties style:use-window-font-color="true" loext:opacity="0%" style:text-position="0% 100%" style:font-name="David" fo:font-size="8pt" officeooo:rsid="0526c858" officeooo:paragraph-rsid="06213d5c" style:font-size-asian="8pt" style:font-size-complex="8pt"/>
    </style:style>
    <style:style style:name="P17" style:family="paragraph" style:parent-style-name="Standard">
      <style:text-properties style:use-window-font-color="true" loext:opacity="0%" officeooo:paragraph-rsid="06213d5c"/>
    </style:style>
    <style:style style:name="P18" style:family="paragraph" style:parent-style-name="Standard">
      <style:text-properties style:use-window-font-color="true" loext:opacity="0%" style:font-name="David" officeooo:paragraph-rsid="06213d5c"/>
    </style:style>
    <style:style style:name="P19" style:family="paragraph" style:parent-style-name="Standard">
      <style:text-properties style:use-window-font-color="true" loext:opacity="0%" style:font-name="David" officeooo:paragraph-rsid="0629bbde"/>
    </style:style>
    <style:style style:name="P20" style:family="paragraph" style:parent-style-name="Standard">
      <style:text-properties style:use-window-font-color="true" loext:opacity="0%" style:text-line-through-style="solid" style:text-line-through-type="single" style:font-name="David" fo:language="en" fo:country="US" style:text-underline-style="none" fo:font-weight="normal" officeooo:rsid="06255ca3" officeooo:paragraph-rsid="06213d5c" style:font-weight-asian="normal" style:font-name-complex="David CLM" style:font-weight-complex="normal"/>
    </style:style>
    <style:style style:name="P21" style:family="paragraph" style:parent-style-name="Standard">
      <style:text-properties style:use-window-font-color="true" loext:opacity="0%" officeooo:paragraph-rsid="0629bbde"/>
    </style:style>
    <style:style style:name="P22" style:family="paragraph" style:parent-style-name="Standard">
      <style:text-properties style:use-window-font-color="true" loext:opacity="0%" officeooo:paragraph-rsid="062d32ee"/>
    </style:style>
    <style:style style:name="P23" style:family="paragraph" style:parent-style-name="Standard">
      <style:text-properties style:use-window-font-color="true" loext:opacity="0%" officeooo:paragraph-rsid="062b62d6"/>
    </style:style>
    <style:style style:name="P24" style:family="paragraph" style:parent-style-name="Standard">
      <style:text-properties style:use-window-font-color="true" loext:opacity="0%" officeooo:rsid="06255ca3" officeooo:paragraph-rsid="062b62d6"/>
    </style:style>
    <style:style style:name="P25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David" fo:font-size="14pt" officeooo:paragraph-rsid="0629bbde" style:font-size-asian="14pt" style:font-name-complex="David CLM1" style:font-size-complex="14pt" style:font-weight-complex="normal"/>
    </style:style>
    <style:style style:name="P26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David" fo:language="en" fo:country="US" officeooo:rsid="065f8930" officeooo:paragraph-rsid="0629bbde"/>
    </style:style>
    <style:style style:name="P27" style:family="paragraph" style:parent-style-name="Standard">
      <style:paragraph-properties fo:text-align="end" style:justify-single-word="false" style:writing-mode="rl-tb"/>
      <style:text-properties style:use-window-font-color="true" loext:opacity="0%" style:font-name="David" officeooo:rsid="062f9785" officeooo:paragraph-rsid="062d32ee" style:font-size-asian="10.5pt" style:font-name-complex="David CLM1" style:font-weight-complex="normal"/>
    </style:style>
    <style:style style:name="P28" style:family="paragraph" style:parent-style-name="Heading_20_1">
      <style:paragraph-properties fo:line-height="100%"/>
      <style:text-properties style:use-window-font-color="true" loext:opacity="0%" officeooo:paragraph-rsid="04af6545"/>
    </style:style>
    <style:style style:name="P29" style:family="paragraph" style:parent-style-name="Heading_20_2">
      <style:text-properties style:use-window-font-color="true" loext:opacity="0%" officeooo:paragraph-rsid="06304bbb"/>
    </style:style>
    <style:style style:name="P30" style:family="paragraph" style:parent-style-name="Standard">
      <style:text-properties style:use-window-font-color="true" loext:opacity="0%" style:font-name="David" officeooo:rsid="06561767" officeooo:paragraph-rsid="062d32ee"/>
    </style:style>
    <style:style style:name="P31" style:family="paragraph" style:parent-style-name="Standard">
      <style:text-properties style:use-window-font-color="true" loext:opacity="0%" style:font-name="David" officeooo:rsid="06561767" officeooo:paragraph-rsid="0629bbde"/>
    </style:style>
    <style:style style:name="P32" style:family="paragraph" style:parent-style-name="Standard">
      <style:text-properties style:use-window-font-color="true" loext:opacity="0%" style:font-name="David" officeooo:rsid="062f9785" officeooo:paragraph-rsid="06304bbb" style:font-size-asian="10.5pt" style:font-name-complex="David CLM1" style:font-weight-complex="normal"/>
    </style:style>
    <style:style style:name="P33" style:family="paragraph" style:parent-style-name="Standard">
      <style:text-properties style:use-window-font-color="true" loext:opacity="0%" style:font-name="David" officeooo:rsid="06751456" officeooo:paragraph-rsid="06304bbb" style:font-size-asian="10.5pt" style:font-name-complex="David CLM1" style:font-weight-complex="normal"/>
    </style:style>
    <style:style style:name="P34" style:family="paragraph" style:parent-style-name="Standard">
      <style:text-properties style:use-window-font-color="true" loext:opacity="0%" style:font-name="David" officeooo:rsid="066dd64a" officeooo:paragraph-rsid="06304bbb" style:font-size-asian="10.5pt" style:font-name-complex="David CLM1" style:font-weight-complex="normal"/>
    </style:style>
    <style:style style:name="P35" style:family="paragraph" style:parent-style-name="Standard">
      <style:paragraph-properties fo:text-align="end" style:justify-single-word="false" style:writing-mode="rl-tb"/>
      <style:text-properties style:use-window-font-color="true" loext:opacity="0%" style:font-name="David" officeooo:rsid="062f9785" officeooo:paragraph-rsid="06304bbb" style:font-size-asian="10.5pt" style:font-name-complex="David CLM1" style:font-weight-complex="normal"/>
    </style:style>
    <style:style style:name="P36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ourier New" fo:font-size="10pt" officeooo:rsid="066dd64a" officeooo:paragraph-rsid="06304bbb" style:font-size-asian="10pt" style:font-name-complex="David CLM1" style:font-size-complex="10pt" style:font-weight-complex="normal"/>
    </style:style>
    <style:style style:name="T1" style:family="text">
      <style:text-properties officeooo:rsid="05226f8d"/>
    </style:style>
    <style:style style:name="T2" style:family="text">
      <style:text-properties officeooo:rsid="04af6545"/>
    </style:style>
    <style:style style:name="T3" style:family="text">
      <style:text-properties officeooo:rsid="056dcf64"/>
    </style:style>
    <style:style style:name="T4" style:family="text">
      <style:text-properties style:font-name="Liberation Sans" fo:font-size="21pt" fo:font-weight="bold" officeooo:rsid="0618f141" style:font-name-asian="Noto Sans CJK SC Regular" style:font-size-asian="18.2000007629395pt" style:font-weight-asian="bold" style:font-name-complex="Nachlieli CLM" style:font-size-complex="21pt" style:font-weight-complex="bold"/>
    </style:style>
    <style:style style:name="T5" style:family="text">
      <style:text-properties officeooo:rsid="0604d8db"/>
    </style:style>
    <style:style style:name="T6" style:family="text">
      <style:text-properties fo:language="en" fo:country="US" officeooo:rsid="060e01c3"/>
    </style:style>
    <style:style style:name="T7" style:family="text">
      <style:text-properties officeooo:rsid="05c725fd"/>
    </style:style>
    <style:style style:name="T8" style:family="text">
      <style:text-properties officeooo:rsid="061a93c1"/>
    </style:style>
    <style:style style:name="T9" style:family="text">
      <style:text-properties style:font-name="David CLM" fo:language="en" fo:country="US" style:text-underline-style="none" fo:font-weight="normal" officeooo:rsid="05f8e71a" style:font-weight-asian="normal" style:font-name-complex="David CLM" style:font-weight-complex="normal"/>
    </style:style>
    <style:style style:name="T10" style:family="text">
      <style:text-properties style:font-name="David CLM" fo:language="en" fo:country="US" style:text-underline-style="none" fo:font-weight="normal" officeooo:rsid="061a93c1" style:font-size-asian="10.5pt" style:font-weight-asian="normal" style:font-name-complex="David CLM" style:font-weight-complex="normal"/>
    </style:style>
    <style:style style:name="T11" style:family="text">
      <style:text-properties officeooo:rsid="059ef6f6"/>
    </style:style>
    <style:style style:name="T12" style:family="text">
      <style:text-properties officeooo:rsid="04e7f806"/>
    </style:style>
    <style:style style:name="T13" style:family="text">
      <style:text-properties style:font-name="Monospace" fo:font-size="12pt" fo:font-style="normal" fo:font-weight="normal" officeooo:rsid="05e25695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4" style:family="text">
      <style:text-properties style:font-name="Monospace" fo:font-size="12pt" fo:font-style="normal" fo:font-weight="normal" officeooo:rsid="0618f141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5" style:family="text">
      <style:text-properties style:font-name="Monospace" fo:font-size="12pt" fo:font-style="normal" fo:font-weight="normal" officeooo:rsid="061f6554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6" style:family="text">
      <style:text-properties style:font-name="Monospace" fo:font-size="12pt" fo:font-style="normal" fo:font-weight="normal" officeooo:rsid="062f3b21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7" style:family="text">
      <style:text-properties style:font-name="Monospace" fo:font-size="12pt" fo:font-style="normal" fo:font-weight="normal" officeooo:rsid="0633172c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8" style:family="text">
      <style:text-properties style:font-name="Monospace" fo:font-size="12pt" fo:font-style="normal" fo:font-weight="normal" officeooo:rsid="062d32ee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9" style:family="text">
      <style:text-properties style:font-name="Monospace" fo:font-size="12pt" fo:font-style="normal" fo:font-weight="normal" officeooo:rsid="0656e34b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20" style:family="text">
      <style:text-properties style:font-name="Monospace" fo:font-size="12pt" fo:font-style="normal" fo:font-weight="normal" officeooo:rsid="0673cd95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21" style:family="text">
      <style:text-properties style:font-name="Monospace" fo:font-size="12pt" fo:font-style="normal" fo:font-weight="normal" officeooo:rsid="06751456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22" style:family="text">
      <style:text-properties style:font-name="Monospace" fo:font-size="12pt" fo:font-style="normal" fo:font-weight="normal" officeooo:rsid="066dd64a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23" style:family="text">
      <style:text-properties style:font-name="Monospace" officeooo:rsid="061bffad" style:font-size-asian="10.5pt" style:font-name-complex="David CLM1" style:font-weight-complex="normal"/>
    </style:style>
    <style:style style:name="T24" style:family="text">
      <style:text-properties style:font-name="Monospace" officeooo:rsid="065671dc" style:font-size-asian="10.5pt" style:font-name-complex="David CLM1" style:font-weight-complex="normal"/>
    </style:style>
    <style:style style:name="T25" style:family="text">
      <style:text-properties style:font-name="Monospace" officeooo:rsid="063f287b" style:font-size-asian="10.5pt" style:font-name-complex="David CLM1" style:font-weight-complex="normal"/>
    </style:style>
    <style:style style:name="T26" style:family="text">
      <style:text-properties style:font-name="Monospace" fo:font-weight="normal" officeooo:rsid="063f287b" style:font-size-asian="10.5pt" style:font-weight-asian="normal" style:font-name-complex="David CLM1" style:font-weight-complex="normal"/>
    </style:style>
    <style:style style:name="T27" style:family="text">
      <style:text-properties officeooo:rsid="061bffad"/>
    </style:style>
    <style:style style:name="T28" style:family="text">
      <style:text-properties officeooo:rsid="061daf12"/>
    </style:style>
    <style:style style:name="T29" style:family="text">
      <style:text-properties style:font-name="David"/>
    </style:style>
    <style:style style:name="T30" style:family="text">
      <style:text-properties style:font-name="David" officeooo:rsid="061f6554"/>
    </style:style>
    <style:style style:name="T31" style:family="text">
      <style:text-properties style:font-name="David" officeooo:rsid="0634bfb2"/>
    </style:style>
    <style:style style:name="T32" style:family="text">
      <style:text-properties style:font-name="David" officeooo:rsid="0634bfb2" style:font-size-asian="10.5pt" style:font-name-complex="David CLM1" style:font-weight-complex="normal"/>
    </style:style>
    <style:style style:name="T33" style:family="text">
      <style:text-properties style:font-name="David" officeooo:rsid="065768e2" style:font-size-asian="10.5pt" style:font-name-complex="David CLM1" style:font-weight-complex="normal"/>
    </style:style>
    <style:style style:name="T34" style:family="text">
      <style:text-properties style:font-name="David" officeooo:rsid="063aa742"/>
    </style:style>
    <style:style style:name="T35" style:family="text">
      <style:text-properties style:font-name="David" officeooo:rsid="06561767"/>
    </style:style>
    <style:style style:name="T36" style:family="text">
      <style:text-properties officeooo:rsid="06561767"/>
    </style:style>
    <style:style style:name="T37" style:family="text">
      <style:text-properties fo:font-weight="bold" officeooo:rsid="06561767" style:font-weight-asian="bold" style:font-weight-complex="bold"/>
    </style:style>
    <style:style style:name="T38" style:family="text">
      <style:text-properties fo:font-weight="bold" officeooo:rsid="06255ca3" style:font-weight-asian="bold" style:font-weight-complex="bold"/>
    </style:style>
    <style:style style:name="T39" style:family="text">
      <style:text-properties officeooo:rsid="066dd64a"/>
    </style:style>
    <style:style style:name="T40" style:family="text">
      <style:text-properties officeooo:rsid="06302d6c"/>
    </style:style>
    <style:style style:name="T41" style:family="text">
      <style:text-properties officeooo:rsid="06314049"/>
    </style:style>
    <style:style style:name="T42" style:family="text">
      <style:text-properties officeooo:rsid="06255ca3"/>
    </style:style>
    <style:style style:name="T43" style:family="text">
      <style:text-properties fo:font-weight="normal" officeooo:rsid="06255ca3" style:font-weight-asian="normal" style:font-weight-complex="normal"/>
    </style:style>
    <style:style style:name="T44" style:family="text">
      <style:text-properties officeooo:rsid="063f287b"/>
    </style:style>
    <style:style style:name="T45" style:family="text">
      <style:text-properties officeooo:rsid="0675454b"/>
    </style:style>
    <style:style style:name="T46" style:family="text">
      <style:text-properties officeooo:rsid="066e97a4"/>
    </style:style>
    <style:style style:name="T47" style:family="text">
      <style:text-properties officeooo:rsid="0671ca6b"/>
    </style:style>
    <style:style style:name="T48" style:family="text">
      <style:text-properties officeooo:rsid="062f9785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66e97a4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<text:span text:style-name="T1">מטלה</text:span><text:span text:style-name="T2"> –</text:span><text:span text:style-name="T3"> </text:span><text:span text:style-name="T4">חלוקת חפצים עם כסף</text:span></text:h>
      <text:p text:style-name="P3">יש לענות על שאלה אחת לבחירתכם. <text:span text:style-name="T5">שאלות המסומנות בכוכבית * <text:s/>מזכות בניקוד כפול.</text:span></text:p>
      <text:p text:style-name="P4"/>
      <text:p text:style-name="P6">שאלה <text:span text:style-name="T6">1</text:span><text:span text:style-name="T7">:</text:span> <text:span text:style-name="T8">אלגוריתם המכרז עם שני שחקנים</text:span></text:p>
      <text:p text:style-name="P12"><text:span text:style-name="T9">הוכיחו: כשיש שני שחקנים, </text:span><text:span text:style-name="T10">אלגוריתם המכרז </text:span><text:span text:style-name="T9">מחזיר חלוקה ללא־קנאה גם עם כלל קנאסטר וגם עם כלל ריית'.</text:span></text:p>
      <text:p text:style-name="P13"/>
      <text:p text:style-name="P7"><text:span text:style-name="T11">שאלה</text:span><text:span text:style-name="T12"> </text:span><text:span text:style-name="T13">2</text:span><text:span text:style-name="T11">: </text:span><text:span text:style-name="T27">אלגוריתם המכרז לעומת המנצח המתוקן</text:span></text:p>
      <text:p text:style-name="P14">חזרו על הגדרת אלגוריתם "המנצח המתוקן" בפרק 6. הפעילו את האלגוריתם <text:span text:style-name="T23">על אחת הדוגמאות מההרצאה </text:span>(זכרו לנרמל את הערכים כך שסכום הערכים של כל שחקן יהיה 100). חשבו את התועלת שמקבל כל אחד מהשחקנים. <text:s text:c="2"/>האם התועלת שמקבלים השחקנים באלגוריתם "המנצח המתוקן" גדולה יותר או קטנה יותר מב<text:span text:style-name="T27">אלגוריתם המכרז?</text:span></text:p>
      <text:p text:style-name="P15"/>
      <text:p text:style-name="P5"/>
      <text:p text:style-name="P8">שאלה<text:span text:style-name="T14"> </text:span><text:span text:style-name="T15">4</text:span>: <text:span text:style-name="T28">אלגוריתם </text:span><text:span text:style-name="T15">חלופי לחלוקת חדרים</text:span></text:p>
      <text:p text:style-name="P17"><text:span text:style-name="T29">ננסה להתאים את </text:span><text:span text:style-name="T30">אלגוריתם המכרז </text:span><text:span text:style-name="T29">לבעיית חלוקת החדרים באופן הבא:</text:span></text:p>
      <text:p text:style-name="P18">1. מצא השמה ממקסמת־סכום־ערכים בין השחקנים לחדרים (בעזרת שידוך משקל־מקסימום). </text:p>
      <text:p text:style-name="P18">2. גבה מכל שחקן את הערך שהוא מייחס לחדר שלו.</text:p>
      <text:p text:style-name="P18">3. שלם את שכר הדירה.</text:p>
      <text:p text:style-name="P18">4. חלק את ההפרש בין השחקנים שווה בשווה.</text:p>
      <text:p text:style-name="P18">הוכיחו, שהאלגוריתם הזה לא תמיד מחזיר חלוקה ללא־קנאה.</text:p>
      <text:p text:style-name="P16"/>
      <text:p text:style-name="P20"/>
      <text:p text:style-name="P9">שאלה <text:span text:style-name="T16">2</text:span>: <text:span text:style-name="T17">חלוקת ללא-קנאה </text:span><text:span text:style-name="T28">עם זכויות שונות</text:span></text:p>
      <text:p text:style-name="P21"><text:span text:style-name="T31">נתונים n שחקנים עם זכויות שונות: w1,…,wn. כזכור, </text:span><text:span text:style-name="T32">חלוקה ללא קנאה עם זכויות שונות היא חלוקה שבה, לכל שני שחקנים i, j:</text:span></text:p>
      <text:p text:style-name="P25">[Vi(Xi)-p(Xi)] / wi <text:s/>≥ <text:s/>[Vi(Xj)-p(Xj)] / wj</text:p>
      <text:p text:style-name="P19"/>
      <text:p text:style-name="P22"><text:span text:style-name="T34">תארו אלגוריתם המוצא חלוקה יעילה-פארטו וללא קנאה לשחקנים עם זכויות שונות. </text:span><text:span text:style-name="T35">הוכיחו </text:span><text:span text:style-name="T33">שהאלגוריתם </text:span></text:p>
      <text:p text:style-name="P22"><text:span text:style-name="T33">שלכם אכן מקיים תכונות אלה</text:span><text:span text:style-name="T35">.</text:span></text:p>
      <text:p text:style-name="P30"/>
      <text:p text:style-name="P10">שאלה <text:span text:style-name="T16">2</text:span>: <text:span text:style-name="T17">חלוקת </text:span><text:span text:style-name="T18">חדרים אגליטרית</text:span></text:p>
      <text:p text:style-name="P27"><text:span text:style-name="T36">כזכור, </text:span><text:span text:style-name="T37">חלוקה אגליטרית </text:span><text:span text:style-name="T36">היא חלוקה שבה התועלת הנמוכה ביותר של שחקן כלשהו היא גבוהה ככל האפשר. </text:span><text:span text:style-name="T39">כתבו קוד בפייתון, </text:span><text:span text:style-name="T36">המוצא חלוקת חדרים אגליטרית, מבין כל החלוקות ללא-קנאה. </text:span><text:span text:style-name="T40">הסבירו ו</text:span><text:span text:style-name="T41">הדגימו </text:span><text:span text:style-name="T40">את תשובתכם.</text:span></text:p>
      <text:p text:style-name="P31"/>
      <text:p text:style-name="P11"><text:soft-page-break/><text:span text:style-name="T42">שאלה </text:span><text:span text:style-name="T19">4</text:span><text:span text:style-name="T42">: האם ייתכן שדייר ישלם יותר מערך החדר?</text:span></text:p>
      <text:p text:style-name="P23">א. הוכיחו, שאם סכום הערכים של של דייר מסויים לכל החדרים בדירה גדול או שווה R (שכר הדירה הכללי), אז המחיר שישלם על החדר שיקבל, קטן או שווה מהערך שהוא מייחס לחדר.</text:p>
      <text:p text:style-name="P24"/>
      <text:p text:style-name="P23"><text:span text:style-name="T42">ב. הראו דוגמה שבה סכום הערכים של דייר מסויים קטן מ־R, </text:span><text:span text:style-name="T43">ובכל</text:span><text:span text:style-name="T38"> </text:span><text:span text:style-name="T42">חלוקה ללא־קנאה, הדייר הזה משלם מחיר גבוה יותר מערך החדר שקיבל </text:span><text:span text:style-name="T44">(</text:span><text:span text:style-name="T24">הוכיחו</text:span><text:span text:style-name="T25"> </text:span><text:span text:style-name="T26">שבכל </text:span><text:span text:style-name="T25">החלוקות ללא קנאה, הדייר משלם יותר מערך החדר שקיבל).</text:span></text:p>
      <text:p text:style-name="P29">שאלה<text:span text:style-name="T16"> </text:span><text:span text:style-name="T20">3</text:span>: <text:span text:style-name="T20">חלוקת </text:span><text:span text:style-name="T21">חפצים עם אילוצי כמות</text:span></text:p>
      <text:p text:style-name="P33">רוצים לחלק 500 חפצים שונים בין 100 אנשים עם הערכות שונות, כך שכל אחד יקבל חמישה חפצים בדיוק.</text:p>
      <text:p text:style-name="P33"/>
      <text:p text:style-name="P33">א. כתבו אלגוריתם לחלוקה ללא כסף, המוצא חלוקה הממקסמת את סכום הערכים (רמז: רדוקציה לשידוך).</text:p>
      <text:p text:style-name="P33"/>
      <text:p text:style-name="P33"><text:span text:style-name="T45">* </text:span>ב. כתבו אלגוריתם לחלוקה עם כסף, המוצא חלוקה ללא-קנאה ויעילה פארטו (רמז: רדוקציה לבעיית חלוקת חדרים).</text:p>
      <text:p text:style-name="P32"/>
      <text:p text:style-name="P29">שאלה<text:span text:style-name="T16"> </text:span><text:span text:style-name="T20">4</text:span>: <text:span text:style-name="T22">האם קיימת חלוקה בלי טרמפיסטים?</text:span></text:p>
      <text:p text:style-name="P35">נתונה בעיית חלוקת חדרים ושכר-דירה. </text:p>
      <text:p text:style-name="P32"/>
      <text:p text:style-name="P32"><text:span text:style-name="T39">א. </text:span>כתבו <text:span text:style-name="T39">פונקציה</text:span> בפייתון, <text:span text:style-name="T39">הבודקת האם קיימת חלוקה ללא-קנאה </text:span><text:span text:style-name="T46">של חדרים ושכר-דירה</text:span><text:span text:style-name="T39">, שבה כל הדיירים משלמים מחיר גדול או שווה אפס. אם כן, </text:span><text:span text:style-name="T46">הפונקציה מדפיסה </text:span><text:span text:style-name="T39">חלוקה אחת כזאת. </text:span><text:span text:style-name="T47">בדקו והדגימו את תשובתכם. </text:span><text:span text:style-name="T39">הקלט לפונקציה הוא מטריצת ערכים, וגובה שכר-הדירה. למשל:</text:span></text:p>
      <text:p text:style-name="P36">find_rent_with_nonnegative_prices( [[20,30,40],[40,30,20],[30,30,30]], 90)</text:p>
      <text:p text:style-name="P32"/>
      <text:p text:style-name="P34">* ב. <text:span text:style-name="T48">כתבו קוד בפייתון, </text:span>הבודק האם קיימת חלוקה ללא-קנאה, שבה כל הדיירים משלמים מחיר <text:span text:style-name="T49">גדול </text:span><text:span text:style-name="T50">ממש </text:span><text:span text:style-name="T46">מ</text:span>אפס. אם כן, הקוד מדפיס חלוקה אחת כזאת. <text:span text:style-name="T47">הסבירו, בדקו והדגימו את תשובתכם.</text:span></text:p>
      <text:p text:style-name="P32"/>
      <text:p text:style-name="P35"/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Courier New1" svg:font-family="'Courier New'" style:font-family-generic="roman" style:font-pitch="variable"/>
    <style:font-face style:name="David" svg:font-family="David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line-height="0.2071in" fo:text-indent="0in" style:auto-text-indent="false"/>
    </style:style>
    <style:style style:name="בולט" style:family="paragraph" style:parent-style-name="List_20_Paragraph" style:default-outline-level="">
      <style:paragraph-properties fo:line-height="0.2154i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325" style:display-name="ListLabel 325" style:family="text">
      <style:text-properties style:font-name-complex="OpenSymbol2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2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2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2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2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2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2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2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text-position="0% 100%" style:language-complex="he" style:country-complex="IL"/>
    </style:style>
    <style:style style:name="ListLabel_20_2" style:display-name="ListLabel 2" style:family="text">
      <style:text-properties fo:font-size="8pt" style:font-size-asian="8pt" style:font-name-complex="Courier New2" style:font-family-complex="'Courier New'" style:font-family-generic-complex="system" style:font-pitch-complex="variable" style:font-size-complex="8pt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הבחנה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325" style:num-suffix="" text:bullet-char="">
        <style:list-level-properties text:list-level-position-and-space-mode="label-alignment" fo:text-align="end">
          <style:list-level-label-alignment text:label-followed-by="listtab" text:list-tab-stop-position="0.5445in" fo:text-indent="-0.25in" fo:margin-left="0.5445in"/>
        </style:list-level-properties>
        <style:text-properties fo:font-family="Symbol" style:font-charset="x-symbol"/>
      </text:list-level-style-bullet>
      <text:list-level-style-bullet text:level="2" text:style-name="ListLabel_20_326" style:num-suffix="◦" text:bullet-char="◦">
        <style:list-level-properties text:list-level-position-and-space-mode="label-alignment" fo:text-align="end">
          <style:list-level-label-alignment text:label-followed-by="listtab" text:list-tab-stop-position="0.7945in" fo:text-indent="-0.25in" fo:margin-left="0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27" style:num-suffix="▪" text:bullet-char="▪">
        <style:list-level-properties text:list-level-position-and-space-mode="label-alignment" fo:text-align="end">
          <style:list-level-label-alignment text:label-followed-by="listtab" text:list-tab-stop-position="1.0445in" fo:text-indent="-0.25in" fo:margin-left="1.0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28" style:num-suffix="" text:bullet-char="">
        <style:list-level-properties text:list-level-position-and-space-mode="label-alignment" fo:text-align="end">
          <style:list-level-label-alignment text:label-followed-by="listtab" text:list-tab-stop-position="1.2945in" fo:text-indent="-0.25in" fo:margin-left="1.2945in"/>
        </style:list-level-properties>
        <style:text-properties fo:font-family="Symbol" style:font-charset="x-symbol"/>
      </text:list-level-style-bullet>
      <text:list-level-style-bullet text:level="5" text:style-name="ListLabel_20_329" style:num-suffix="◦" text:bullet-char="◦">
        <style:list-level-properties text:list-level-position-and-space-mode="label-alignment" fo:text-align="end">
          <style:list-level-label-alignment text:label-followed-by="listtab" text:list-tab-stop-position="1.5445in" fo:text-indent="-0.25in" fo:margin-left="1.5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0" style:num-suffix="▪" text:bullet-char="▪">
        <style:list-level-properties text:list-level-position-and-space-mode="label-alignment" fo:text-align="end">
          <style:list-level-label-alignment text:label-followed-by="listtab" text:list-tab-stop-position="1.7945in" fo:text-indent="-0.25in" fo:margin-left="1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31" style:num-suffix="" text:bullet-char="">
        <style:list-level-properties text:list-level-position-and-space-mode="label-alignment" fo:text-align="end">
          <style:list-level-label-alignment text:label-followed-by="listtab" text:list-tab-stop-position="2.0445in" fo:text-indent="-0.25in" fo:margin-left="2.0445in"/>
        </style:list-level-properties>
        <style:text-properties fo:font-family="Symbol" style:font-charset="x-symbol"/>
      </text:list-level-style-bullet>
      <text:list-level-style-bullet text:level="8" text:style-name="ListLabel_20_332" style:num-suffix="◦" text:bullet-char="◦">
        <style:list-level-properties text:list-level-position-and-space-mode="label-alignment" fo:text-align="end">
          <style:list-level-label-alignment text:label-followed-by="listtab" text:list-tab-stop-position="2.2945in" fo:text-indent="-0.25in" fo:margin-left="2.2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33" style:num-suffix="▪" text:bullet-char="▪">
        <style:list-level-properties text:list-level-position-and-space-mode="label-alignment" fo:text-align="end">
          <style:list-level-label-alignment text:label-followed-by="listtab" text:list-tab-stop-position="2.5445in" fo:text-indent="-0.25in" fo:margin-left="2.544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5-04-28T00:58:19.531000000</dc:date>
    <meta:editing-duration>P11DT20H23M58S</meta:editing-duration>
    <meta:editing-cycles>1397</meta:editing-cycles>
    <meta:document-statistic meta:table-count="0" meta:image-count="0" meta:object-count="0" meta:page-count="2" meta:paragraph-count="34" meta:word-count="468" meta:character-count="2691" meta:non-whitespace-character-count="2248"/>
  </office:meta>
</office:document-meta>
</file>